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line-height="115%"/>
      <style:text-properties style:font-name="Liberation Sans" officeooo:rsid="000e1b37" officeooo:paragraph-rsid="000e1b37"/>
    </style:style>
    <style:style style:name="P2" style:family="paragraph" style:parent-style-name="Preformatted_20_Text">
      <style:paragraph-properties fo:line-height="115%"/>
      <style:text-properties style:font-name="Liberation Sans" officeooo:rsid="000f5493" officeooo:paragraph-rsid="000f5493"/>
    </style:style>
    <style:style style:name="P3" style:family="paragraph" style:parent-style-name="Preformatted_20_Text">
      <style:paragraph-properties fo:line-height="115%"/>
      <style:text-properties style:font-name="Liberation Sans" officeooo:rsid="00132239" officeooo:paragraph-rsid="00132239"/>
    </style:style>
    <style:style style:name="P4" style:family="paragraph" style:parent-style-name="Preformatted_20_Text">
      <style:paragraph-properties fo:line-height="115%"/>
      <style:text-properties style:font-name="Liberation Sans" officeooo:rsid="00149bb5" officeooo:paragraph-rsid="00149bb5"/>
    </style:style>
    <style:style style:name="P5" style:family="paragraph" style:parent-style-name="Preformatted_20_Text">
      <style:paragraph-properties fo:line-height="115%"/>
      <style:text-properties style:font-name="Liberation Sans" officeooo:rsid="001786aa" officeooo:paragraph-rsid="001786aa"/>
    </style:style>
    <style:style style:name="P6" style:family="paragraph" style:parent-style-name="Preformatted_20_Text">
      <style:paragraph-properties fo:line-height="115%"/>
      <style:text-properties style:font-name="Liberation Sans" fo:font-weight="bold" style:font-weight-asian="bold" style:font-weight-complex="bold"/>
    </style:style>
    <style:style style:name="P7" style:family="paragraph" style:parent-style-name="Preformatted_20_Text">
      <style:paragraph-properties fo:line-height="115%"/>
      <style:text-properties style:font-name="Liberation Sans" fo:font-weight="bold" officeooo:paragraph-rsid="00181616" style:font-weight-asian="bold" style:font-weight-complex="bold"/>
    </style:style>
    <style:style style:name="P8" style:family="paragraph" style:parent-style-name="Preformatted_20_Text">
      <style:paragraph-properties fo:line-height="115%"/>
      <style:text-properties style:font-name="Liberation Sans"/>
    </style:style>
    <style:style style:name="P9" style:family="paragraph" style:parent-style-name="Preformatted_20_Text">
      <style:paragraph-properties fo:line-height="115%"/>
      <style:text-properties style:font-name="Liberation Sans" officeooo:paragraph-rsid="00149bb5"/>
    </style:style>
    <style:style style:name="P10" style:family="paragraph" style:parent-style-name="Preformatted_20_Text">
      <style:paragraph-properties fo:line-height="115%"/>
      <style:text-properties style:font-name="Liberation Sans" officeooo:paragraph-rsid="00158874"/>
    </style:style>
    <style:style style:name="P11" style:family="paragraph" style:parent-style-name="Preformatted_20_Text">
      <style:paragraph-properties fo:line-height="115%"/>
      <style:text-properties style:font-name="Liberation Sans" officeooo:paragraph-rsid="001786aa"/>
    </style:style>
    <style:style style:name="P12" style:family="paragraph" style:parent-style-name="Preformatted_20_Text">
      <style:paragraph-properties fo:line-height="115%"/>
      <style:text-properties style:font-name="Liberation Sans" officeooo:paragraph-rsid="00181616"/>
    </style:style>
    <style:style style:name="P13" style:family="paragraph" style:parent-style-name="Title">
      <style:paragraph-properties fo:line-height="115%"/>
    </style:style>
    <style:style style:name="P14" style:family="paragraph" style:parent-style-name="Heading_20_1">
      <style:paragraph-properties fo:line-height="115%"/>
      <style:text-properties fo:font-size="13pt" style:font-size-asian="13pt" style:font-size-complex="13pt"/>
    </style:style>
    <style:style style:name="P15" style:family="paragraph" style:parent-style-name="Heading_20_1">
      <style:paragraph-properties fo:line-height="115%"/>
      <style:text-properties fo:font-size="13pt" officeooo:paragraph-rsid="000ee7fb" style:font-size-asian="13pt" style:font-size-complex="13pt"/>
    </style:style>
    <style:style style:name="P16" style:family="paragraph" style:parent-style-name="Preformatted_20_Text" style:list-style-name="L1">
      <style:paragraph-properties fo:line-height="115%"/>
      <style:text-properties style:font-name="Liberation Sans" officeooo:rsid="000e1b37" officeooo:paragraph-rsid="000e1b37"/>
    </style:style>
    <style:style style:name="P17" style:family="paragraph" style:parent-style-name="Preformatted_20_Text">
      <style:paragraph-properties fo:line-height="115%"/>
      <style:text-properties style:font-name="Liberation Sans" officeooo:rsid="000ee7fb" officeooo:paragraph-rsid="000ee7fb"/>
    </style:style>
    <style:style style:name="P18" style:family="paragraph" style:parent-style-name="Preformatted_20_Text" style:list-style-name="L2">
      <style:paragraph-properties fo:line-height="115%"/>
      <style:text-properties style:font-name="Liberation Sans" officeooo:rsid="000ee7fb" officeooo:paragraph-rsid="000ee7fb"/>
    </style:style>
    <style:style style:name="T1" style:family="text">
      <style:text-properties officeooo:rsid="000e1b37"/>
    </style:style>
    <style:style style:name="T2" style:family="text">
      <style:text-properties officeooo:rsid="00132239"/>
    </style:style>
    <style:style style:name="T3" style:family="text">
      <style:text-properties officeooo:rsid="00149bb5"/>
    </style:style>
    <style:style style:name="T4" style:family="text">
      <style:text-properties officeooo:rsid="00158874"/>
    </style:style>
    <style:style style:name="T5" style:family="text">
      <style:text-properties officeooo:rsid="001786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1616"/>
    </style:style>
    <style:style style:name="T8" style:family="text">
      <style:text-properties officeooo:rsid="001c6c39"/>
    </style:style>
    <style:style style:name="T9" style:family="text">
      <style:text-properties officeooo:rsid="001ca1fe"/>
    </style:style>
    <style:style style:name="T10" style:family="text">
      <style:text-properties officeooo:rsid="001e4ce8"/>
    </style:style>
    <style:style style:name="T11" style:family="text">
      <style:text-properties officeooo:rsid="001edc5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oftware tools</text:p>
      <text:p text:style-name="P8"><text:span text:style-name="T1">Laboratorio per il corso di </text:span>“Information Systems Security”</text:p>
      <text:p text:style-name="P8">Politecnico di Torino – A.A. 2023/24</text:p>
      <text:p text:style-name="P8"/>
      <text:h text:style-name="P14" text:outline-level="1">Nmap</text:h>
      <text:p text:style-name="P1">Network and Port scanner (open source). É progettato per eseguire veloci diagnosi su grandi reti. Per esempio, permette di determinare quali tipo di sistema operativo si trova in un particolare network host e quali servizi di applicazioni sono attivi.</text:p>
      <text:list text:style-name="L1">
        <text:list-item>
          <text:p text:style-name="P16">-<text:span text:style-name="T8">sT: TCP SYN/Connect()/ACK/Window/Maimon scans </text:span><text:span text:style-name="T10">(prova a stabilire una connessione TCP)</text:span></text:p>
        </text:list-item>
        <text:list-item>
          <text:p text:style-name="P16">-<text:span text:style-name="T8">p: porta da eseguire lo scanning</text:span></text:p>
        </text:list-item>
        <text:list-item>
          <text:p text:style-name="P16">-<text:span text:style-name="T9">O: abilita la rilevazione del sistema operativo</text:span></text:p>
        </text:list-item>
        <text:list-item>
          <text:p text:style-name="P16">-<text:span text:style-name="T9">v: verbose</text:span></text:p>
        </text:list-item>
      </text:list>
      <text:p text:style-name="P1"/>
      <text:h text:style-name="P14" text:outline-level="1">Ettercap</text:h>
      <text:p text:style-name="P17">Strumento open source che permette di eseguire attacchi man-in-the-middle e attacchi di sniffing in un Local Area Network (LAN).</text:p>
      <text:list text:style-name="L2">
        <text:list-item>
          <text:p text:style-name="P18">-<text:span text:style-name="T11">Tq: restituisce un risultato poco verboso, adatto per l’esecuzione da parte di scripts</text:span></text:p>
        </text:list-item>
        <text:list-item>
          <text:p text:style-name="P18">-<text:span text:style-name="T11">M: specifica il modulo (ad esempio -M arp farà un attacco ARP)</text:span></text:p>
        </text:list-item>
      </text:list>
      <text:h text:style-name="P15" text:outline-level="1">Wireshark</text:h>
      <text:p text:style-name="P2">Strumento open source (con interfaccia user friendly) che permette di catturare il traffico della rete.</text:p>
      <text:h text:style-name="P14" text:outline-level="1">GVM</text:h>
      <text:p text:style-name="P2">Strumento open source che permette di scannerizzare le vulnerabilità. Permette di rilevare nodi che sono soggetti a vulnerabilità software conosciuti, nonchè configurazioni insicure del servizio in esecuzione sul network host.</text:p>
      <text:h text:style-name="P14" text:outline-level="1" text:is-list-header="true">Apache2 - Web server</text:h>
      <text:p text:style-name="P3">Per far partire, fermare o riavviare il web server, usare il comando:</text:p>
      <text:p text:style-name="P6">sudo systemctl { start | stop | restart } apache2</text:p>
      <text:p text:style-name="P8"/>
      <text:p text:style-name="P3">La configurazione delle porte server (ad esempio la porta di ascolto) può essere trovata nel file:</text:p>
      <text:p text:style-name="P6">/etc/apache2/ports.conf</text:p>
      <text:h text:style-name="P14" text:outline-level="1">VSFTP - FTP server</text:h>
      <text:p text:style-name="P9"><text:span text:style-name="T2">Per far partire, fermare o riavviare </text:span><text:span text:style-name="T3">il FTP </text:span><text:span text:style-name="T2">server, usare il comando:</text:span></text:p>
      <text:p text:style-name="P6">systemctl { start | stop | restart } vsftpd</text:p>
      <text:p text:style-name="P8"/>
      <text:p text:style-name="P4">La configurazione delle porte server possono essere trovate nel file:</text:p>
      <text:p text:style-name="P6">/etc/vsftpd.conf</text:p>
      <text:p text:style-name="P8"/>
      <text:p text:style-name="P4">Per esempio, per cambiare la porta di ascolto a 201, devi aggiungere/modificare la linea</text:p>
      <text:p text:style-name="P6">listen port=201</text:p>
      <text:h text:style-name="P14" text:outline-level="1"><text:soft-page-break/>SSH2 - SSH server</text:h>
      <text:p text:style-name="P10"><text:span text:style-name="T2">Per far partire, fermare o riavviare </text:span><text:span text:style-name="T3">il </text:span><text:span text:style-name="T4">SSH</text:span><text:span text:style-name="T3"> </text:span><text:span text:style-name="T2">server, usare il comando:</text:span></text:p>
      <text:p text:style-name="P6">sudo systemctl { start | stop | restart } ssh</text:p>
      <text:p text:style-name="P8"/>
      <text:p text:style-name="P11"><text:span text:style-name="T5">La configurazione della porta di ascolto del server si trova in </text:span><text:span text:style-name="T6">/etc/ssh/sshd config</text:span>.</text:p>
      <text:p text:style-name="P11"/>
      <text:p text:style-name="P5">Prima di far partire il server per la prima volta, devi generare le chiavi dell’host con il comando:</text:p>
      <text:p text:style-name="P6">ssh-keygen -A</text:p>
      <text:h text:style-name="P14" text:outline-level="1">Exim - Mail server</text:h>
      <text:p text:style-name="P11"><text:span text:style-name="T2">Per far partire, fermare o riavviare </text:span><text:span text:style-name="T3">il </text:span><text:span text:style-name="T5">mail </text:span><text:span text:style-name="T2">server, usare il comando:</text:span></text:p>
      <text:p text:style-name="P7">sudo systemctl { start | stop | restart } exim4 </text:p>
      <text:p text:style-name="P12"/>
      <text:p text:style-name="P12"><text:span text:style-name="T7">La configurazione delle porte può essere modificata nel file: </text:span><text:span text:style-name="T6">/etc/default/exim4</text:span>.</text:p>
      <text:p text:style-name="P12">Using the arp commands</text:p>
      <text:p text:style-name="P12">You can delete an IP address from the ARP table by using the arp command with the -d option followed by</text:p>
      <text:p text:style-name="P12">the address to remove. For example, to delete the IP address 192.168.1.44:</text:p>
      <text:p text:style-name="P12">arp -d 192.168.1.44</text:p>
      <text:p text:style-name="P12">If you are not sure which IP address you are looking for, then you can look at the ARP table to check the IP</text:p>
      <text:p text:style-name="P12">against the MAC address by using the -e option. For example:</text:p>
      <text:p text:style-name="P12">arp -e</text:p>
      <text:p text:style-name="P12"/>
      <text:p text:style-name="P12">Use of IP</text:p>
      <text:p text:style-name="P12">The command ip is a powerful command that can be used to analyse and manipulate the routing of IP packets</text:p>
      <text:p text:style-name="P12">on a Linux machine.</text:p>
      <text:p text:style-name="P12"/>
      <text:p text:style-name="P12">It allows also to remove all the entries of an ARP table (this operation cannot be done in a single step with the</text:p>
      <text:p text:style-name="P12">arp command) with the following command:</text:p>
      <text:p text:style-name="P12">ip neigh flush all</text:p>
      <text:p text:style-name="P12">It is useful to add the flag -s (repeated twice) in order to print information about the result of the command:</text:p>
      <text:p text:style-name="P12">ip -s -s neigh flush all</text:p>
      <text:p text:style-name="P12">During the laboratory, you will need to execute commands that require root privileges. For this reason, we</text:p>
      <text:p text:style-name="P12">suggest you to switch to the super user with sudo su from the beginning of the practical exercis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0T09:03:09.696303309</dc:date>
    <meta:editing-duration>PT33M1S</meta:editing-duration>
    <meta:editing-cycles>17</meta:editing-cycles>
    <meta:generator>LibreOffice/7.5.6.2$Linux_X86_64 LibreOffice_project/50$Build-2</meta:generator>
    <meta:document-statistic meta:table-count="0" meta:image-count="0" meta:object-count="0" meta:page-count="2" meta:paragraph-count="56" meta:word-count="567" meta:character-count="3333" meta:non-whitespace-character-count="2826"/>
  </office:meta>
</office:document-meta>
</file>